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COM.MICROSOFT.IFS([.A4]=0;&quot;Równanie nie jest kwadratowe&quot;;[.D4]&lt;0;&quot;Równanie nie ma rozwiązania&quot;;[.D4]=0;&quot;Jeden pierwiastek rzeczywisty x1=x2&quot;;[.D4]&gt;0;&quot;Dwa różne pierwiastki rzeczywiste&quot;)" office:value-type="string" office:string-value="Dwa różne pierwiastki rzeczywiste" calcext:value-type="string">
            <text:p>Dwa różne pierwiastki rzeczywiste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gt;0;(-[.B4]-SQRT([.D4]))/(2*[.A4]) ;&quot;Brak pierwiastka&quot;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gt;0;(-[.B4]+SQRT([.D4]))/(2*[.A4]) ;&quot;Brak pierwiastka&quot;)" office:value-type="float" office:value="-0.5" calcext:value-type="float">
            <text:p>-0,5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22.214489034</dc:date>
    <meta:print-date>2003-03-03T23:27:53</meta:print-date>
    <meta:editing-cycles>3</meta:editing-cycles>
    <meta:editing-duration>PT9M58S</meta:editing-duration>
    <meta:generator>LibreOffice/6.0.2.1$Linux_X86_64 LibreOffice_project/00m0$Build-1</meta:generator>
    <meta:document-statistic meta:table-count="3" meta:cell-count="17" meta:object-count="1"/>
  </office:meta>
</office:document-meta>
</file>